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1d65d" officeooo:paragraph-rsid="0001d65d"/>
    </style:style>
    <style:style style:name="P2" style:family="paragraph" style:parent-style-name="Standard">
      <style:text-properties fo:font-weight="normal" officeooo:rsid="0004f927" officeooo:paragraph-rsid="000245b3" style:font-weight-asian="normal" style:font-weight-complex="normal"/>
    </style:style>
    <style:style style:name="P3" style:family="paragraph" style:parent-style-name="Standard">
      <style:text-properties officeooo:rsid="00015aff" officeooo:paragraph-rsid="000245b3"/>
    </style:style>
    <style:style style:name="P4" style:family="paragraph" style:parent-style-name="Standard">
      <style:text-properties officeooo:rsid="000422cd" officeooo:paragraph-rsid="000245b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441c" style:font-weight-asian="bold" style:font-weight-complex="bold"/>
    </style:style>
    <style:style style:name="T3" style:family="text">
      <style:text-properties officeooo:rsid="0006488b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2441c" style:font-weight-asian="normal" style:font-weight-complex="normal"/>
    </style:style>
    <style:style style:name="T6" style:family="text">
      <style:text-properties fo:color="#ce181e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P que implique <text:span text:style-name="T1">instituição ou majoração </text:span><text:span text:style-name="T4">de </text:span><text:span text:style-name="T6">IMPOSTOS</text:span><text:span text:style-name="T4"> só produzirá efeitos no exercício financeiro seguinte se houver sido convertida em lei até o último dia daquele em que foi editada. </text:span><text:span text:style-name="T5">Isso </text:span><text:span text:style-name="T2">não se aplica aos demais tributos</text:span><text:span text:style-name="T5">!</text:span></text:p>
      <text:p text:style-name="P3"><text:span text:style-name="T5"/></text:p>
      <text:p text:style-name="P4"><text:span text:style-name="T5">R</text:span><text:span text:style-name="T4">endimentos oriundos do exterior → </text:span><text:span text:style-name="T1">lei</text:span><text:span text:style-name="T4"> define momento e condições em que estarão disponíveis para fins de incidência do IR.</text:span></text:p>
      <text:p text:style-name="P4"><text:span text:style-name="T4"/></text:p>
      <text:p text:style-name="P2">STJ: <text:span text:style-name="T1">incide</text:span> IR sobre <text:span text:style-name="T3">indenização por </text:span>horas extras trabalhad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d65d" officeooo:paragraph-rsid="0001d65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– Imposto de renda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17T18:00:04.250000000</dc:date>
    <meta:editing-duration>PT26S</meta:editing-duration>
    <meta:editing-cycles>2</meta:editing-cycles>
    <meta:document-statistic meta:table-count="0" meta:image-count="0" meta:object-count="0" meta:page-count="1" meta:paragraph-count="4" meta:word-count="71" meta:character-count="436" meta:non-whitespace-character-count="368"/>
  </office:meta>
</office:document-meta>
</file>